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3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97.78pt" svg:height="436.71pt" svg:x="978.49pt" svg:y="563.19pt">
            <draw:object draw:notify-on-update-of-ranges="Sheet1.G43:Sheet1.I43 Sheet1.G43:Sheet1.I52 Sheet1.J43:Sheet1.J43 Sheet1.J43:Sheet1.J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3"/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test-000011.schaev.10kSPM.fluid_direct.offshore_fix.zip</text:p>
          </table:table-cell>
          <table:table-cell office:value-type="float" office:value="1" calcext:value-type="float">
            <text:p>1</text:p>
          </table:table-cell>
          <table:table-cell office:value-type="float" office:value="5.566" calcext:value-type="float">
            <text:p>5.566</text:p>
          </table:table-cell>
          <table:table-cell office:value-type="float" office:value="942.208" calcext:value-type="float">
            <text:p>942.208</text:p>
          </table:table-cell>
          <table:table-cell office:value-type="float" office:value="18.624" calcext:value-type="float">
            <text:p>18.624</text:p>
          </table:table-cell>
          <table:table-cell office:value-type="float" office:value="17.349" calcext:value-type="float">
            <text:p>17.349</text:p>
          </table:table-cell>
          <table:table-cell office:value-type="float" office:value="66.482" calcext:value-type="float">
            <text:p>66.482</text:p>
          </table:table-cell>
          <table:table-cell office:value-type="float" office:value="50000" calcext:value-type="float">
            <text:p>50000</text:p>
          </table:table-cell>
          <table:table-cell office:value-type="float" office:value="931207.37" calcext:value-type="float">
            <text:p>931207.3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1:.I3])" office:value-type="float" office:value="929578.683" calcext:value-type="float">
            <text:p>929578.683</text:p>
          </table:table-cell>
          <table:table-cell table:formula="of:=SUM([.I1:.I3])" office:value-type="float" office:value="1860786.053" calcext:value-type="float">
            <text:p>1860786.053</text:p>
          </table:table-cell>
          <table:table-cell table:style-name="ce1" table:formula="of:=AVERAGE([.J2:.J4])" office:value-type="float" office:value="53.6" calcext:value-type="float">
            <text:p>53.60</text:p>
          </table:table-cell>
          <table:table-cell table:formula="of:=AVERAGE([.E2:.E4])" office:value-type="float" office:value="18.626" calcext:value-type="float">
            <text:p>18.626</text:p>
          </table:table-cell>
          <table:table-cell table:formula="of:=[.A2]" office:value-type="string" office:string-value="test-000011.schaev.10kSPM.fluid_direct.offshore_fix.zip" calcext:value-type="string">
            <text:p>test-000011.schaev.10kSPM.fluid_direct.offshore_fix.zip</text:p>
          </table:table-cell>
        </table:table-row>
        <table:table-row table:style-name="ro1">
          <table:table-cell office:value-type="string" calcext:value-type="string">
            <text:p>test-000011.schaev.10kSPM.fluid_direct.offshore_fix.zip</text:p>
          </table:table-cell>
          <table:table-cell office:value-type="float" office:value="2" calcext:value-type="float">
            <text:p>2</text:p>
          </table:table-cell>
          <table:table-cell office:value-type="float" office:value="5.525" calcext:value-type="float">
            <text:p>5.525</text:p>
          </table:table-cell>
          <table:table-cell office:value-type="float" office:value="940.542" calcext:value-type="float">
            <text:p>940.542</text:p>
          </table:table-cell>
          <table:table-cell office:value-type="float" office:value="18.592" calcext:value-type="float">
            <text:p>18.592</text:p>
          </table:table-cell>
          <table:table-cell office:value-type="float" office:value="17.291" calcext:value-type="float">
            <text:p>17.291</text:p>
          </table:table-cell>
          <table:table-cell office:value-type="float" office:value="66.993" calcext:value-type="float">
            <text:p>66.993</text:p>
          </table:table-cell>
          <table:table-cell office:value-type="float" office:value="50000" calcext:value-type="float">
            <text:p>50000</text:p>
          </table:table-cell>
          <table:table-cell office:value-type="float" office:value="929578.683" calcext:value-type="float">
            <text:p>929578.683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chaev.10kSPM.fluid_direct.offshore_fix.zip</text:p>
          </table:table-cell>
          <table:table-cell office:value-type="float" office:value="3" calcext:value-type="float">
            <text:p>3</text:p>
          </table:table-cell>
          <table:table-cell office:value-type="float" office:value="5.535" calcext:value-type="float">
            <text:p>5.535</text:p>
          </table:table-cell>
          <table:table-cell office:value-type="float" office:value="944.114" calcext:value-type="float">
            <text:p>944.114</text:p>
          </table:table-cell>
          <table:table-cell office:value-type="float" office:value="18.662" calcext:value-type="float">
            <text:p>18.662</text:p>
          </table:table-cell>
          <table:table-cell office:value-type="float" office:value="17.431" calcext:value-type="float">
            <text:p>17.431</text:p>
          </table:table-cell>
          <table:table-cell office:value-type="float" office:value="66.788" calcext:value-type="float">
            <text:p>66.788</text:p>
          </table:table-cell>
          <table:table-cell office:value-type="float" office:value="50000" calcext:value-type="float">
            <text:p>50000</text:p>
          </table:table-cell>
          <table:table-cell office:value-type="float" office:value="933115.729" calcext:value-type="float">
            <text:p>933115.729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chaev.10kSPM.zip</text:p>
          </table:table-cell>
          <table:table-cell office:value-type="float" office:value="1" calcext:value-type="float">
            <text:p>1</text:p>
          </table:table-cell>
          <table:table-cell office:value-type="float" office:value="5.435" calcext:value-type="float">
            <text:p>5.435</text:p>
          </table:table-cell>
          <table:table-cell office:value-type="float" office:value="953.356" calcext:value-type="float">
            <text:p>953.356</text:p>
          </table:table-cell>
          <table:table-cell office:value-type="float" office:value="18.85" calcext:value-type="float">
            <text:p>18.85</text:p>
          </table:table-cell>
          <table:table-cell office:value-type="float" office:value="17.184" calcext:value-type="float">
            <text:p>17.184</text:p>
          </table:table-cell>
          <table:table-cell office:value-type="float" office:value="134.059" calcext:value-type="float">
            <text:p>134.059</text:p>
          </table:table-cell>
          <table:table-cell office:value-type="float" office:value="50000" calcext:value-type="float">
            <text:p>50000</text:p>
          </table:table-cell>
          <table:table-cell office:value-type="float" office:value="942483.31" calcext:value-type="float">
            <text:p>942483.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4:.I6])" office:value-type="float" office:value="933115.729" calcext:value-type="float">
            <text:p>933115.729</text:p>
          </table:table-cell>
          <table:table-cell table:formula="of:=SUM([.I4:.I6])" office:value-type="float" office:value="2812626.702" calcext:value-type="float">
            <text:p>2812626.702</text:p>
          </table:table-cell>
          <table:table-cell table:style-name="ce1" table:formula="of:=AVERAGE([.J5:.J7])" office:value-type="float" office:value="53.2666666666667" calcext:value-type="float">
            <text:p>53.27</text:p>
          </table:table-cell>
          <table:table-cell table:formula="of:=AVERAGE([.E5:.E7])" office:value-type="float" office:value="18.7596666666667" calcext:value-type="float">
            <text:p>18.7596666666667</text:p>
          </table:table-cell>
          <table:table-cell table:formula="of:=[.A5]" office:value-type="string" office:string-value="test-000011.schaev.10kSPM.zip" calcext:value-type="string">
            <text:p>test-000011.schaev.10kSPM.zip</text:p>
          </table:table-cell>
        </table:table-row>
        <table:table-row table:style-name="ro1">
          <table:table-cell office:value-type="string" calcext:value-type="string">
            <text:p>test-000011.schaev.10kSPM.zip</text:p>
          </table:table-cell>
          <table:table-cell office:value-type="float" office:value="2" calcext:value-type="float">
            <text:p>2</text:p>
          </table:table-cell>
          <table:table-cell office:value-type="float" office:value="5.472" calcext:value-type="float">
            <text:p>5.472</text:p>
          </table:table-cell>
          <table:table-cell office:value-type="float" office:value="947.982" calcext:value-type="float">
            <text:p>947.982</text:p>
          </table:table-cell>
          <table:table-cell office:value-type="float" office:value="18.741" calcext:value-type="float">
            <text:p>18.741</text:p>
          </table:table-cell>
          <table:table-cell office:value-type="float" office:value="17.003" calcext:value-type="float">
            <text:p>17.003</text:p>
          </table:table-cell>
          <table:table-cell office:value-type="float" office:value="133.682" calcext:value-type="float">
            <text:p>133.682</text:p>
          </table:table-cell>
          <table:table-cell office:value-type="float" office:value="50000" calcext:value-type="float">
            <text:p>50000</text:p>
          </table:table-cell>
          <table:table-cell office:value-type="float" office:value="937027.663" calcext:value-type="float">
            <text:p>937027.663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chaev.10kSPM.zip</text:p>
          </table:table-cell>
          <table:table-cell office:value-type="float" office:value="3" calcext:value-type="float">
            <text:p>3</text:p>
          </table:table-cell>
          <table:table-cell office:value-type="float" office:value="5.479" calcext:value-type="float">
            <text:p>5.479</text:p>
          </table:table-cell>
          <table:table-cell office:value-type="float" office:value="945.338" calcext:value-type="float">
            <text:p>945.338</text:p>
          </table:table-cell>
          <table:table-cell office:value-type="float" office:value="18.688" calcext:value-type="float">
            <text:p>18.688</text:p>
          </table:table-cell>
          <table:table-cell office:value-type="float" office:value="16.976" calcext:value-type="float">
            <text:p>16.976</text:p>
          </table:table-cell>
          <table:table-cell office:value-type="float" office:value="133.946" calcext:value-type="float">
            <text:p>133.946</text:p>
          </table:table-cell>
          <table:table-cell office:value-type="float" office:value="50000" calcext:value-type="float">
            <text:p>50000</text:p>
          </table:table-cell>
          <table:table-cell office:value-type="float" office:value="934405.35" calcext:value-type="float">
            <text:p>934405.3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2.mulark-modifications.27xpaste.zip</text:p>
          </table:table-cell>
          <table:table-cell office:value-type="float" office:value="1" calcext:value-type="float">
            <text:p>1</text:p>
          </table:table-cell>
          <table:table-cell office:value-type="float" office:value="2.041" calcext:value-type="float">
            <text:p>2.041</text:p>
          </table:table-cell>
          <table:table-cell office:value-type="float" office:value="933.129" calcext:value-type="float">
            <text:p>933.129</text:p>
          </table:table-cell>
          <table:table-cell office:value-type="float" office:value="18.594" calcext:value-type="float">
            <text:p>18.594</text:p>
          </table:table-cell>
          <table:table-cell office:value-type="float" office:value="16.425" calcext:value-type="float">
            <text:p>16.425</text:p>
          </table:table-cell>
          <table:table-cell office:value-type="float" office:value="28.217" calcext:value-type="float">
            <text:p>28.217</text:p>
          </table:table-cell>
          <table:table-cell office:value-type="float" office:value="50000" calcext:value-type="float">
            <text:p>50000</text:p>
          </table:table-cell>
          <table:table-cell office:value-type="float" office:value="929718.139" calcext:value-type="float">
            <text:p>929718.139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7:.I9])" office:value-type="float" office:value="925421.827" calcext:value-type="float">
            <text:p>925421.827</text:p>
          </table:table-cell>
          <table:table-cell table:formula="of:=SUM([.I7:.I9])" office:value-type="float" office:value="2789545.316" calcext:value-type="float">
            <text:p>2789545.316</text:p>
          </table:table-cell>
          <table:table-cell table:style-name="ce1" table:formula="of:=AVERAGE([.J8:.J10])" office:value-type="float" office:value="53.8333333333333" calcext:value-type="float">
            <text:p>53.83</text:p>
          </table:table-cell>
          <table:table-cell table:formula="of:=AVERAGE([.E8:.E10])" office:value-type="float" office:value="18.5576666666667" calcext:value-type="float">
            <text:p>18.5576666666667</text:p>
          </table:table-cell>
          <table:table-cell table:formula="of:=[.A8]" office:value-type="string" office:string-value="test-000011.swolar_v2.mulark-modifications.27xpaste.zip" calcext:value-type="string">
            <text:p>test-000011.swolar_v2.mulark-modifications.27xpaste.zip</text:p>
          </table:table-cell>
        </table:table-row>
        <table:table-row table:style-name="ro1">
          <table:table-cell office:value-type="string" calcext:value-type="string">
            <text:p>test-000011.swolar_v2.mulark-modifications.27x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34" calcext:value-type="float">
            <text:p>2.034</text:p>
          </table:table-cell>
          <table:table-cell office:value-type="float" office:value="928.816" calcext:value-type="float">
            <text:p>928.816</text:p>
          </table:table-cell>
          <table:table-cell office:value-type="float" office:value="18.508" calcext:value-type="float">
            <text:p>18.508</text:p>
          </table:table-cell>
          <table:table-cell office:value-type="float" office:value="16.299" calcext:value-type="float">
            <text:p>16.299</text:p>
          </table:table-cell>
          <table:table-cell office:value-type="float" office:value="28.101" calcext:value-type="float">
            <text:p>28.101</text:p>
          </table:table-cell>
          <table:table-cell office:value-type="float" office:value="50000" calcext:value-type="float">
            <text:p>50000</text:p>
          </table:table-cell>
          <table:table-cell office:value-type="float" office:value="925421.827" calcext:value-type="float">
            <text:p>925421.8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2.mulark-modifications.27x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28" calcext:value-type="float">
            <text:p>2.028</text:p>
          </table:table-cell>
          <table:table-cell office:value-type="float" office:value="931.944" calcext:value-type="float">
            <text:p>931.944</text:p>
          </table:table-cell>
          <table:table-cell office:value-type="float" office:value="18.571" calcext:value-type="float">
            <text:p>18.571</text:p>
          </table:table-cell>
          <table:table-cell office:value-type="float" office:value="16.51" calcext:value-type="float">
            <text:p>16.51</text:p>
          </table:table-cell>
          <table:table-cell office:value-type="float" office:value="28.392" calcext:value-type="float">
            <text:p>28.392</text:p>
          </table:table-cell>
          <table:table-cell office:value-type="float" office:value="50000" calcext:value-type="float">
            <text:p>50000</text:p>
          </table:table-cell>
          <table:table-cell office:value-type="float" office:value="928560.524" calcext:value-type="float">
            <text:p>928560.524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2.standard.27xpaste.zip</text:p>
          </table:table-cell>
          <table:table-cell office:value-type="float" office:value="1" calcext:value-type="float">
            <text:p>1</text:p>
          </table:table-cell>
          <table:table-cell office:value-type="float" office:value="2.029" calcext:value-type="float">
            <text:p>2.029</text:p>
          </table:table-cell>
          <table:table-cell office:value-type="float" office:value="934.479" calcext:value-type="float">
            <text:p>934.479</text:p>
          </table:table-cell>
          <table:table-cell office:value-type="float" office:value="18.622" calcext:value-type="float">
            <text:p>18.622</text:p>
          </table:table-cell>
          <table:table-cell office:value-type="float" office:value="17.037" calcext:value-type="float">
            <text:p>17.037</text:p>
          </table:table-cell>
          <table:table-cell office:value-type="float" office:value="28.629" calcext:value-type="float">
            <text:p>28.629</text:p>
          </table:table-cell>
          <table:table-cell office:value-type="float" office:value="50000" calcext:value-type="float">
            <text:p>50000</text:p>
          </table:table-cell>
          <table:table-cell office:value-type="float" office:value="931109.37" calcext:value-type="float">
            <text:p>931109.3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10:.I12])" office:value-type="float" office:value="928560.524" calcext:value-type="float">
            <text:p>928560.524</text:p>
          </table:table-cell>
          <table:table-cell table:formula="of:=SUM([.I10:.I12])" office:value-type="float" office:value="2790494.687" calcext:value-type="float">
            <text:p>2790494.687</text:p>
          </table:table-cell>
          <table:table-cell table:style-name="ce1" table:formula="of:=AVERAGE([.J11:.J13])" office:value-type="float" office:value="53.7333333333333" calcext:value-type="float">
            <text:p>53.73</text:p>
          </table:table-cell>
          <table:table-cell table:formula="of:=AVERAGE([.E11:.E13])" office:value-type="float" office:value="18.5896666666667" calcext:value-type="float">
            <text:p>18.5896666666667</text:p>
          </table:table-cell>
          <table:table-cell table:formula="of:=[.A11]" office:value-type="string" office:string-value="test-000011.swolar_v2.standard.27xpaste.zip" calcext:value-type="string">
            <text:p>test-000011.swolar_v2.standard.27xpaste.zip</text:p>
          </table:table-cell>
        </table:table-row>
        <table:table-row table:style-name="ro1">
          <table:table-cell office:value-type="string" calcext:value-type="string">
            <text:p>test-000011.swolar_v2.standard.27xpaste.zip</text:p>
          </table:table-cell>
          <table:table-cell office:value-type="float" office:value="2" calcext:value-type="float">
            <text:p>2</text:p>
          </table:table-cell>
          <table:table-cell office:value-type="float" office:value="2.017" calcext:value-type="float">
            <text:p>2.017</text:p>
          </table:table-cell>
          <table:table-cell office:value-type="float" office:value="934.178" calcext:value-type="float">
            <text:p>934.178</text:p>
          </table:table-cell>
          <table:table-cell office:value-type="float" office:value="18.616" calcext:value-type="float">
            <text:p>18.616</text:p>
          </table:table-cell>
          <table:table-cell office:value-type="float" office:value="17.018" calcext:value-type="float">
            <text:p>17.018</text:p>
          </table:table-cell>
          <table:table-cell office:value-type="float" office:value="28.644" calcext:value-type="float">
            <text:p>28.644</text:p>
          </table:table-cell>
          <table:table-cell office:value-type="float" office:value="50000" calcext:value-type="float">
            <text:p>50000</text:p>
          </table:table-cell>
          <table:table-cell office:value-type="float" office:value="930824.793" calcext:value-type="float">
            <text:p>930824.793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2.standard.27xpaste.zip</text:p>
          </table:table-cell>
          <table:table-cell office:value-type="float" office:value="3" calcext:value-type="float">
            <text:p>3</text:p>
          </table:table-cell>
          <table:table-cell office:value-type="float" office:value="2.02" calcext:value-type="float">
            <text:p>2.02</text:p>
          </table:table-cell>
          <table:table-cell office:value-type="float" office:value="929.876" calcext:value-type="float">
            <text:p>929.876</text:p>
          </table:table-cell>
          <table:table-cell office:value-type="float" office:value="18.531" calcext:value-type="float">
            <text:p>18.531</text:p>
          </table:table-cell>
          <table:table-cell office:value-type="float" office:value="16.878" calcext:value-type="float">
            <text:p>16.878</text:p>
          </table:table-cell>
          <table:table-cell office:value-type="float" office:value="28.221" calcext:value-type="float">
            <text:p>28.221</text:p>
          </table:table-cell>
          <table:table-cell office:value-type="float" office:value="50000" calcext:value-type="float">
            <text:p>50000</text:p>
          </table:table-cell>
          <table:table-cell office:value-type="float" office:value="926528.337" calcext:value-type="float">
            <text:p>926528.33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4.2.mulark_modifications.27x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71" calcext:value-type="float">
            <text:p>2.171</text:p>
          </table:table-cell>
          <table:table-cell office:value-type="float" office:value="906.45" calcext:value-type="float">
            <text:p>906.45</text:p>
          </table:table-cell>
          <table:table-cell office:value-type="float" office:value="18.057" calcext:value-type="float">
            <text:p>18.057</text:p>
          </table:table-cell>
          <table:table-cell office:value-type="float" office:value="16.235" calcext:value-type="float">
            <text:p>16.235</text:p>
          </table:table-cell>
          <table:table-cell office:value-type="float" office:value="43.632" calcext:value-type="float">
            <text:p>43.632</text:p>
          </table:table-cell>
          <table:table-cell office:value-type="float" office:value="50000" calcext:value-type="float">
            <text:p>50000</text:p>
          </table:table-cell>
          <table:table-cell office:value-type="float" office:value="902874.082" calcext:value-type="float">
            <text:p>902874.082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13:.I15])" office:value-type="float" office:value="902874.082" calcext:value-type="float">
            <text:p>902874.082</text:p>
          </table:table-cell>
          <table:table-cell table:formula="of:=SUM([.I13:.I15])" office:value-type="float" office:value="2737862.128" calcext:value-type="float">
            <text:p>2737862.128</text:p>
          </table:table-cell>
          <table:table-cell table:style-name="ce1" table:formula="of:=AVERAGE([.J14:.J16])" office:value-type="float" office:value="55.2666666666667" calcext:value-type="float">
            <text:p>55.27</text:p>
          </table:table-cell>
          <table:table-cell table:formula="of:=AVERAGE([.E14:.E16])" office:value-type="float" office:value="18.075" calcext:value-type="float">
            <text:p>18.075</text:p>
          </table:table-cell>
          <table:table-cell table:formula="of:=[.A14]" office:value-type="string" office:string-value="test-000011.swolar_v4.2.mulark_modifications.27xpaste.zip" calcext:value-type="string">
            <text:p>test-000011.swolar_v4.2.mulark_modifications.27xpaste.zip</text:p>
          </table:table-cell>
        </table:table-row>
        <table:table-row table:style-name="ro1">
          <table:table-cell office:value-type="string" calcext:value-type="string">
            <text:p>test-000011.swolar_v4.2.mulark_modifications.27xpaste.zip</text:p>
          </table:table-cell>
          <table:table-cell office:value-type="float" office:value="2" calcext:value-type="float">
            <text:p>2</text:p>
          </table:table-cell>
          <table:table-cell office:value-type="float" office:value="2.163" calcext:value-type="float">
            <text:p>2.163</text:p>
          </table:table-cell>
          <table:table-cell office:value-type="float" office:value="912.021" calcext:value-type="float">
            <text:p>912.021</text:p>
          </table:table-cell>
          <table:table-cell office:value-type="float" office:value="18.169" calcext:value-type="float">
            <text:p>18.169</text:p>
          </table:table-cell>
          <table:table-cell office:value-type="float" office:value="16.279" calcext:value-type="float">
            <text:p>16.279</text:p>
          </table:table-cell>
          <table:table-cell office:value-type="float" office:value="43.433" calcext:value-type="float">
            <text:p>43.433</text:p>
          </table:table-cell>
          <table:table-cell office:value-type="float" office:value="50000" calcext:value-type="float">
            <text:p>50000</text:p>
          </table:table-cell>
          <table:table-cell office:value-type="float" office:value="908459.709" calcext:value-type="float">
            <text:p>908459.7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4.2.mulark_modifications.27xpaste.zip</text:p>
          </table:table-cell>
          <table:table-cell office:value-type="float" office:value="3" calcext:value-type="float">
            <text:p>3</text:p>
          </table:table-cell>
          <table:table-cell office:value-type="float" office:value="2.162" calcext:value-type="float">
            <text:p>2.162</text:p>
          </table:table-cell>
          <table:table-cell office:value-type="float" office:value="903.504" calcext:value-type="float">
            <text:p>903.504</text:p>
          </table:table-cell>
          <table:table-cell office:value-type="float" office:value="17.999" calcext:value-type="float">
            <text:p>17.999</text:p>
          </table:table-cell>
          <table:table-cell office:value-type="float" office:value="16.196" calcext:value-type="float">
            <text:p>16.196</text:p>
          </table:table-cell>
          <table:table-cell office:value-type="float" office:value="43.579" calcext:value-type="float">
            <text:p>43.579</text:p>
          </table:table-cell>
          <table:table-cell office:value-type="float" office:value="50000" calcext:value-type="float">
            <text:p>50000</text:p>
          </table:table-cell>
          <table:table-cell office:value-type="float" office:value="899940.943" calcext:value-type="float">
            <text:p>899940.943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4.2.standard.27x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office:value-type="float" office:value="914.713" calcext:value-type="float">
            <text:p>914.713</text:p>
          </table:table-cell>
          <table:table-cell office:value-type="float" office:value="18.223" calcext:value-type="float">
            <text:p>18.223</text:p>
          </table:table-cell>
          <table:table-cell office:value-type="float" office:value="16.85" calcext:value-type="float">
            <text:p>16.85</text:p>
          </table:table-cell>
          <table:table-cell office:value-type="float" office:value="52.992" calcext:value-type="float">
            <text:p>52.992</text:p>
          </table:table-cell>
          <table:table-cell office:value-type="float" office:value="50000" calcext:value-type="float">
            <text:p>50000</text:p>
          </table:table-cell>
          <table:table-cell office:value-type="float" office:value="911169.846" calcext:value-type="float">
            <text:p>911169.846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16:.I18])" office:value-type="float" office:value="899940.943" calcext:value-type="float">
            <text:p>899940.943</text:p>
          </table:table-cell>
          <table:table-cell table:formula="of:=SUM([.I16:.I18])" office:value-type="float" office:value="2729861.799" calcext:value-type="float">
            <text:p>2729861.799</text:p>
          </table:table-cell>
          <table:table-cell table:style-name="ce1" table:formula="of:=AVERAGE([.J17:.J19])" office:value-type="float" office:value="54.6333333333333" calcext:value-type="float">
            <text:p>54.63</text:p>
          </table:table-cell>
          <table:table-cell table:formula="of:=AVERAGE([.E17:.E19])" office:value-type="float" office:value="18.2856666666667" calcext:value-type="float">
            <text:p>18.2856666666667</text:p>
          </table:table-cell>
          <table:table-cell table:formula="of:=[.A17]" office:value-type="string" office:string-value="test-000011.swolar_v4.2.standard.27xpaste.zip" calcext:value-type="string">
            <text:p>test-000011.swolar_v4.2.standard.27xpaste.zip</text:p>
          </table:table-cell>
        </table:table-row>
        <table:table-row table:style-name="ro1">
          <table:table-cell office:value-type="string" calcext:value-type="string">
            <text:p>test-000011.swolar_v4.2.standard.27xpaste.zip</text:p>
          </table:table-cell>
          <table:table-cell office:value-type="float" office:value="2" calcext:value-type="float">
            <text:p>2</text:p>
          </table:table-cell>
          <table:table-cell office:value-type="float" office:value="2.157" calcext:value-type="float">
            <text:p>2.157</text:p>
          </table:table-cell>
          <table:table-cell office:value-type="float" office:value="922.29" calcext:value-type="float">
            <text:p>922.29</text:p>
          </table:table-cell>
          <table:table-cell office:value-type="float" office:value="18.375" calcext:value-type="float">
            <text:p>18.375</text:p>
          </table:table-cell>
          <table:table-cell office:value-type="float" office:value="17.06" calcext:value-type="float">
            <text:p>17.06</text:p>
          </table:table-cell>
          <table:table-cell office:value-type="float" office:value="53.67" calcext:value-type="float">
            <text:p>53.67</text:p>
          </table:table-cell>
          <table:table-cell office:value-type="float" office:value="50000" calcext:value-type="float">
            <text:p>50000</text:p>
          </table:table-cell>
          <table:table-cell office:value-type="float" office:value="918751.01" calcext:value-type="float">
            <text:p>918751.01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4.2.standard.27xpaste.zip</text:p>
          </table:table-cell>
          <table:table-cell office:value-type="float" office:value="3" calcext:value-type="float">
            <text:p>3</text:p>
          </table:table-cell>
          <table:table-cell office:value-type="float" office:value="2.161" calcext:value-type="float">
            <text:p>2.161</text:p>
          </table:table-cell>
          <table:table-cell office:value-type="float" office:value="916.49" calcext:value-type="float">
            <text:p>916.49</text:p>
          </table:table-cell>
          <table:table-cell office:value-type="float" office:value="18.259" calcext:value-type="float">
            <text:p>18.259</text:p>
          </table:table-cell>
          <table:table-cell office:value-type="float" office:value="16.862" calcext:value-type="float">
            <text:p>16.862</text:p>
          </table:table-cell>
          <table:table-cell office:value-type="float" office:value="53.098" calcext:value-type="float">
            <text:p>53.098</text:p>
          </table:table-cell>
          <table:table-cell office:value-type="float" office:value="50000" calcext:value-type="float">
            <text:p>50000</text:p>
          </table:table-cell>
          <table:table-cell office:value-type="float" office:value="912942.561" calcext:value-type="float">
            <text:p>912942.561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5f.27xpaste.zip</text:p>
          </table:table-cell>
          <table:table-cell office:value-type="float" office:value="1" calcext:value-type="float">
            <text:p>1</text:p>
          </table:table-cell>
          <table:table-cell office:value-type="float" office:value="2.188" calcext:value-type="float">
            <text:p>2.188</text:p>
          </table:table-cell>
          <table:table-cell office:value-type="float" office:value="861.679" calcext:value-type="float">
            <text:p>861.679</text:p>
          </table:table-cell>
          <table:table-cell office:value-type="float" office:value="17.162" calcext:value-type="float">
            <text:p>17.162</text:p>
          </table:table-cell>
          <table:table-cell office:value-type="float" office:value="15.934" calcext:value-type="float">
            <text:p>15.934</text:p>
          </table:table-cell>
          <table:table-cell office:value-type="float" office:value="43.06" calcext:value-type="float">
            <text:p>43.06</text:p>
          </table:table-cell>
          <table:table-cell office:value-type="float" office:value="50000" calcext:value-type="float">
            <text:p>50000</text:p>
          </table:table-cell>
          <table:table-cell office:value-type="float" office:value="858098.175" calcext:value-type="float">
            <text:p>858098.175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19:.I21])" office:value-type="float" office:value="858098.175" calcext:value-type="float">
            <text:p>858098.175</text:p>
          </table:table-cell>
          <table:table-cell table:formula="of:=SUM([.I19:.I21])" office:value-type="float" office:value="2629494.872" calcext:value-type="float">
            <text:p>2629494.872</text:p>
          </table:table-cell>
          <table:table-cell table:style-name="ce1" table:formula="of:=AVERAGE([.J20:.J22])" office:value-type="float" office:value="58.1333333333333" calcext:value-type="float">
            <text:p>58.13</text:p>
          </table:table-cell>
          <table:table-cell table:formula="of:=AVERAGE([.E20:.E22])" office:value-type="float" office:value="17.1816666666667" calcext:value-type="float">
            <text:p>17.1816666666667</text:p>
          </table:table-cell>
          <table:table-cell table:formula="of:=[.A20]" office:value-type="string" office:string-value="test-000011.swolar_v5f.27xpaste.zip" calcext:value-type="string">
            <text:p>test-000011.swolar_v5f.27xpaste.zip</text:p>
          </table:table-cell>
        </table:table-row>
        <table:table-row table:style-name="ro1">
          <table:table-cell office:value-type="string" calcext:value-type="string">
            <text:p>test-000011.swolar_v5f.27xpaste.zip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.19</text:p>
          </table:table-cell>
          <table:table-cell office:value-type="float" office:value="862.044" calcext:value-type="float">
            <text:p>862.044</text:p>
          </table:table-cell>
          <table:table-cell office:value-type="float" office:value="17.169" calcext:value-type="float">
            <text:p>17.169</text:p>
          </table:table-cell>
          <table:table-cell office:value-type="float" office:value="15.894" calcext:value-type="float">
            <text:p>15.894</text:p>
          </table:table-cell>
          <table:table-cell office:value-type="float" office:value="43.682" calcext:value-type="float">
            <text:p>43.682</text:p>
          </table:table-cell>
          <table:table-cell office:value-type="float" office:value="50000" calcext:value-type="float">
            <text:p>50000</text:p>
          </table:table-cell>
          <table:table-cell office:value-type="float" office:value="858454.136" calcext:value-type="float">
            <text:p>858454.136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v5f.27xpaste.zip</text:p>
          </table:table-cell>
          <table:table-cell office:value-type="float" office:value="3" calcext:value-type="float">
            <text:p>3</text:p>
          </table:table-cell>
          <table:table-cell office:value-type="float" office:value="2.188" calcext:value-type="float">
            <text:p>2.188</text:p>
          </table:table-cell>
          <table:table-cell office:value-type="float" office:value="864.307" calcext:value-type="float">
            <text:p>864.307</text:p>
          </table:table-cell>
          <table:table-cell office:value-type="float" office:value="17.214" calcext:value-type="float">
            <text:p>17.214</text:p>
          </table:table-cell>
          <table:table-cell office:value-type="float" office:value="15.998" calcext:value-type="float">
            <text:p>15.998</text:p>
          </table:table-cell>
          <table:table-cell office:value-type="float" office:value="42.5" calcext:value-type="float">
            <text:p>42.5</text:p>
          </table:table-cell>
          <table:table-cell office:value-type="float" office:value="50000" calcext:value-type="float">
            <text:p>50000</text:p>
          </table:table-cell>
          <table:table-cell office:value-type="float" office:value="860713.775" calcext:value-type="float">
            <text:p>860713.7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.27xpaste.corrected_braking_force.zip</text:p>
          </table:table-cell>
          <table:table-cell office:value-type="float" office:value="1" calcext:value-type="float">
            <text:p>1</text:p>
          </table:table-cell>
          <table:table-cell office:value-type="float" office:value="2.137" calcext:value-type="float">
            <text:p>2.137</text:p>
          </table:table-cell>
          <table:table-cell office:value-type="float" office:value="1011.406" calcext:value-type="float">
            <text:p>1011.406</text:p>
          </table:table-cell>
          <table:table-cell office:value-type="float" office:value="20.159" calcext:value-type="float">
            <text:p>20.159</text:p>
          </table:table-cell>
          <table:table-cell office:value-type="float" office:value="18.248" calcext:value-type="float">
            <text:p>18.248</text:p>
          </table:table-cell>
          <table:table-cell office:value-type="float" office:value="29.216" calcext:value-type="float">
            <text:p>29.216</text:p>
          </table:table-cell>
          <table:table-cell office:value-type="float" office:value="50000" calcext:value-type="float">
            <text:p>50000</text:p>
          </table:table-cell>
          <table:table-cell office:value-type="float" office:value="1007937.079" calcext:value-type="float">
            <text:p>1007937.079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22:.I24])" office:value-type="float" office:value="860713.775" calcext:value-type="float">
            <text:p>860713.775</text:p>
          </table:table-cell>
          <table:table-cell table:formula="of:=SUM([.I22:.I24])" office:value-type="float" office:value="2879347.075" calcext:value-type="float">
            <text:p>2879347.075</text:p>
          </table:table-cell>
          <table:table-cell table:style-name="ce1" table:formula="of:=AVERAGE([.J23:.J25])" office:value-type="float" office:value="49.3666666666667" calcext:value-type="float">
            <text:p>49.37</text:p>
          </table:table-cell>
          <table:table-cell table:formula="of:=AVERAGE([.E23:.E25])" office:value-type="float" office:value="20.238" calcext:value-type="float">
            <text:p>20.238</text:p>
          </table:table-cell>
          <table:table-cell table:formula="of:=[.A23]" office:value-type="string" office:string-value="test-000011.swolar.27xpaste.corrected_braking_force.zip" calcext:value-type="string">
            <text:p>test-000011.swolar.27xpaste.corrected_braking_force.zip</text:p>
          </table:table-cell>
        </table:table-row>
        <table:table-row table:style-name="ro1">
          <table:table-cell office:value-type="string" calcext:value-type="string">
            <text:p>test-000011.swolar.27xpaste.corrected_braking_force.zip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014.154" calcext:value-type="float">
            <text:p>1014.154</text:p>
          </table:table-cell>
          <table:table-cell office:value-type="float" office:value="20.214" calcext:value-type="float">
            <text:p>20.214</text:p>
          </table:table-cell>
          <table:table-cell office:value-type="float" office:value="18.159" calcext:value-type="float">
            <text:p>18.159</text:p>
          </table:table-cell>
          <table:table-cell office:value-type="float" office:value="29.112" calcext:value-type="float">
            <text:p>29.112</text:p>
          </table:table-cell>
          <table:table-cell office:value-type="float" office:value="50000" calcext:value-type="float">
            <text:p>50000</text:p>
          </table:table-cell>
          <table:table-cell office:value-type="float" office:value="1010696.221" calcext:value-type="float">
            <text:p>1010696.221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.27xpaste.corrected_braking_force.zip</text:p>
          </table:table-cell>
          <table:table-cell office:value-type="float" office:value="3" calcext:value-type="float">
            <text:p>3</text:p>
          </table:table-cell>
          <table:table-cell office:value-type="float" office:value="2.126" calcext:value-type="float">
            <text:p>2.126</text:p>
          </table:table-cell>
          <table:table-cell office:value-type="float" office:value="1020.502" calcext:value-type="float">
            <text:p>1020.502</text:p>
          </table:table-cell>
          <table:table-cell office:value-type="float" office:value="20.341" calcext:value-type="float">
            <text:p>20.341</text:p>
          </table:table-cell>
          <table:table-cell office:value-type="float" office:value="18.188" calcext:value-type="float">
            <text:p>18.188</text:p>
          </table:table-cell>
          <table:table-cell office:value-type="float" office:value="29.346" calcext:value-type="float">
            <text:p>29.346</text:p>
          </table:table-cell>
          <table:table-cell office:value-type="float" office:value="50000" calcext:value-type="float">
            <text:p>50000</text:p>
          </table:table-cell>
          <table:table-cell office:value-type="float" office:value="1017040.534" calcext:value-type="float">
            <text:p>1017040.534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.mulark-modifications.27xpaste.corrected_braking_force.zip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979.048" calcext:value-type="float">
            <text:p>979.048</text:p>
          </table:table-cell>
          <table:table-cell office:value-type="float" office:value="19.506" calcext:value-type="float">
            <text:p>19.506</text:p>
          </table:table-cell>
          <table:table-cell office:value-type="float" office:value="17.871" calcext:value-type="float">
            <text:p>17.871</text:p>
          </table:table-cell>
          <table:table-cell office:value-type="float" office:value="28.751" calcext:value-type="float">
            <text:p>28.751</text:p>
          </table:table-cell>
          <table:table-cell office:value-type="float" office:value="50000" calcext:value-type="float">
            <text:p>50000</text:p>
          </table:table-cell>
          <table:table-cell office:value-type="float" office:value="975279.118" calcext:value-type="float">
            <text:p>975279.118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25:.I27])" office:value-type="float" office:value="975279.118" calcext:value-type="float">
            <text:p>975279.118</text:p>
          </table:table-cell>
          <table:table-cell table:formula="of:=SUM([.I25:.I27])" office:value-type="float" office:value="2974719.39" calcext:value-type="float">
            <text:p>2974719.39</text:p>
          </table:table-cell>
          <table:table-cell table:style-name="ce1" table:formula="of:=AVERAGE([.J26:.J28])" office:value-type="float" office:value="51" calcext:value-type="float">
            <text:p>51.00</text:p>
          </table:table-cell>
          <table:table-cell table:formula="of:=AVERAGE([.E26:.E28])" office:value-type="float" office:value="19.5836666666667" calcext:value-type="float">
            <text:p>19.5836666666667</text:p>
          </table:table-cell>
          <table:table-cell table:formula="of:=[.A26]" office:value-type="string" office:string-value="test-000011.swolar.mulark-modifications.27xpaste.corrected_braking_force.zip" calcext:value-type="string">
            <text:p>test-000011.swolar.mulark-modifications.27xpaste.corrected_braking_force.zip</text:p>
          </table:table-cell>
        </table:table-row>
        <table:table-row table:style-name="ro1">
          <table:table-cell office:value-type="string" calcext:value-type="string">
            <text:p>test-000011.swolar.mulark-modifications.27xpaste.corrected_braking_force.zip</text:p>
          </table:table-cell>
          <table:table-cell office:value-type="float" office:value="2" calcext:value-type="float">
            <text:p>2</text:p>
          </table:table-cell>
          <table:table-cell office:value-type="float" office:value="2.308" calcext:value-type="float">
            <text:p>2.308</text:p>
          </table:table-cell>
          <table:table-cell office:value-type="float" office:value="986.163" calcext:value-type="float">
            <text:p>986.163</text:p>
          </table:table-cell>
          <table:table-cell office:value-type="float" office:value="19.648" calcext:value-type="float">
            <text:p>19.648</text:p>
          </table:table-cell>
          <table:table-cell office:value-type="float" office:value="17.836" calcext:value-type="float">
            <text:p>17.836</text:p>
          </table:table-cell>
          <table:table-cell office:value-type="float" office:value="28.451" calcext:value-type="float">
            <text:p>28.451</text:p>
          </table:table-cell>
          <table:table-cell office:value-type="float" office:value="50000" calcext:value-type="float">
            <text:p>50000</text:p>
          </table:table-cell>
          <table:table-cell office:value-type="float" office:value="982399.738" calcext:value-type="float">
            <text:p>982399.738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.mulark-modifications.27xpaste.corrected_braking_force.zip</text:p>
          </table:table-cell>
          <table:table-cell office:value-type="float" office:value="3" calcext:value-type="float">
            <text:p>3</text:p>
          </table:table-cell>
          <table:table-cell office:value-type="float" office:value="2.295" calcext:value-type="float">
            <text:p>2.295</text:p>
          </table:table-cell>
          <table:table-cell office:value-type="float" office:value="983.621" calcext:value-type="float">
            <text:p>983.621</text:p>
          </table:table-cell>
          <table:table-cell office:value-type="float" office:value="19.597" calcext:value-type="float">
            <text:p>19.597</text:p>
          </table:table-cell>
          <table:table-cell office:value-type="float" office:value="17.829" calcext:value-type="float">
            <text:p>17.829</text:p>
          </table:table-cell>
          <table:table-cell office:value-type="float" office:value="28.436" calcext:value-type="float">
            <text:p>28.436</text:p>
          </table:table-cell>
          <table:table-cell office:value-type="float" office:value="50000" calcext:value-type="float">
            <text:p>50000</text:p>
          </table:table-cell>
          <table:table-cell office:value-type="float" office:value="979869.162" calcext:value-type="float">
            <text:p>979869.1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final.zip</text:p>
          </table:table-cell>
          <table:table-cell office:value-type="float" office:value="1" calcext:value-type="float">
            <text:p>1</text:p>
          </table:table-cell>
          <table:table-cell office:value-type="float" office:value="2.168" calcext:value-type="float">
            <text:p>2.168</text:p>
          </table:table-cell>
          <table:table-cell office:value-type="float" office:value="851.88" calcext:value-type="float">
            <text:p>851.88</text:p>
          </table:table-cell>
          <table:table-cell office:value-type="float" office:value="16.967" calcext:value-type="float">
            <text:p>16.967</text:p>
          </table:table-cell>
          <table:table-cell office:value-type="float" office:value="15.721" calcext:value-type="float">
            <text:p>15.721</text:p>
          </table:table-cell>
          <table:table-cell office:value-type="float" office:value="53.736" calcext:value-type="float">
            <text:p>53.736</text:p>
          </table:table-cell>
          <table:table-cell office:value-type="float" office:value="50000" calcext:value-type="float">
            <text:p>50000</text:p>
          </table:table-cell>
          <table:table-cell office:value-type="float" office:value="848331.547" calcext:value-type="float">
            <text:p>848331.547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MIN([.I28:.I30])" office:value-type="float" office:value="838839.874" calcext:value-type="float">
            <text:p>838839.874</text:p>
          </table:table-cell>
          <table:table-cell table:formula="of:=SUM([.I28:.I30])" office:value-type="float" office:value="2667040.583" calcext:value-type="float">
            <text:p>2667040.583</text:p>
          </table:table-cell>
          <table:table-cell table:style-name="ce1" table:formula="of:=AVERAGE([.J29:.J31])" office:value-type="float" office:value="59.3666666666667" calcext:value-type="float">
            <text:p>59.37</text:p>
          </table:table-cell>
          <table:table-cell table:formula="of:=AVERAGE([.E29:.E31])" office:value-type="float" office:value="16.8376666666667" calcext:value-type="float">
            <text:p>16.8376666666667</text:p>
          </table:table-cell>
          <table:table-cell table:formula="of:=[.A29]" office:value-type="string" office:string-value="test-000011.swolar_final.zip" calcext:value-type="string">
            <text:p>test-000011.swolar_final.zip</text:p>
          </table:table-cell>
        </table:table-row>
        <table:table-row table:style-name="ro1">
          <table:table-cell office:value-type="string" calcext:value-type="string">
            <text:p>test-000011.swolar_final.zip</text:p>
          </table:table-cell>
          <table:table-cell office:value-type="float" office:value="2" calcext:value-type="float">
            <text:p>2</text:p>
          </table:table-cell>
          <table:table-cell office:value-type="float" office:value="2.169" calcext:value-type="float">
            <text:p>2.169</text:p>
          </table:table-cell>
          <table:table-cell office:value-type="float" office:value="842.395" calcext:value-type="float">
            <text:p>842.395</text:p>
          </table:table-cell>
          <table:table-cell office:value-type="float" office:value="16.777" calcext:value-type="float">
            <text:p>16.777</text:p>
          </table:table-cell>
          <table:table-cell office:value-type="float" office:value="15.542" calcext:value-type="float">
            <text:p>15.542</text:p>
          </table:table-cell>
          <table:table-cell office:value-type="float" office:value="52.922" calcext:value-type="float">
            <text:p>52.922</text:p>
          </table:table-cell>
          <table:table-cell office:value-type="float" office:value="50000" calcext:value-type="float">
            <text:p>50000</text:p>
          </table:table-cell>
          <table:table-cell office:value-type="float" office:value="838839.874" calcext:value-type="float">
            <text:p>838839.874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1.swolar_final.zip</text:p>
          </table:table-cell>
          <table:table-cell office:value-type="float" office:value="3" calcext:value-type="float">
            <text:p>3</text:p>
          </table:table-cell>
          <table:table-cell office:value-type="float" office:value="2.159" calcext:value-type="float">
            <text:p>2.159</text:p>
          </table:table-cell>
          <table:table-cell office:value-type="float" office:value="841.988" calcext:value-type="float">
            <text:p>841.988</text:p>
          </table:table-cell>
          <table:table-cell office:value-type="float" office:value="16.769" calcext:value-type="float">
            <text:p>16.769</text:p>
          </table:table-cell>
          <table:table-cell office:value-type="float" office:value="15.528" calcext:value-type="float">
            <text:p>15.528</text:p>
          </table:table-cell>
          <table:table-cell office:value-type="float" office:value="52.684" calcext:value-type="float">
            <text:p>52.684</text:p>
          </table:table-cell>
          <table:table-cell office:value-type="float" office:value="50000" calcext:value-type="float">
            <text:p>50000</text:p>
          </table:table-cell>
          <table:table-cell office:value-type="float" office:value="838451.63" calcext:value-type="float">
            <text:p>838451.63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schaev</text:p>
          </table:table-cell>
          <table:table-cell office:value-type="string" calcext:value-type="string">
            <text:p>stock</text:p>
          </table:table-cell>
          <table:table-cell office:value-type="float" office:value="53.27" calcext:value-type="float">
            <text:p>53.27</text:p>
          </table:table-cell>
          <table:table-cell office:value-type="float" office:value="18.7596666666667" calcext:value-type="float">
            <text:p>18.75966666666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weak</text:p>
          </table:table-cell>
          <table:table-cell office:value-type="float" office:value="53.6" calcext:value-type="float">
            <text:p>53.6</text:p>
          </table:table-cell>
          <table:table-cell office:value-type="float" office:value="18.626" calcext:value-type="float">
            <text:p>18.62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wolar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tock</text:p>
          </table:table-cell>
          <table:table-cell office:value-type="float" office:value="49.37" calcext:value-type="float">
            <text:p>49.37</text:p>
          </table:table-cell>
          <table:table-cell office:value-type="float" office:value="20.238" calcext:value-type="float">
            <text:p>20.2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weak</text:p>
          </table:table-cell>
          <table:table-cell office:value-type="float" office:value="51" calcext:value-type="float">
            <text:p>51</text:p>
          </table:table-cell>
          <table:table-cell office:value-type="float" office:value="19.5836666666667" calcext:value-type="float">
            <text:p>19.583666666666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2</text:p>
          </table:table-cell>
          <table:table-cell office:value-type="string" calcext:value-type="string">
            <text:p>stock</text:p>
          </table:table-cell>
          <table:table-cell office:value-type="float" office:value="53.73" calcext:value-type="float">
            <text:p>53.73</text:p>
          </table:table-cell>
          <table:table-cell office:value-type="float" office:value="18.5896666666667" calcext:value-type="float">
            <text:p>18.58966666666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weak</text:p>
          </table:table-cell>
          <table:table-cell office:value-type="float" office:value="53.83" calcext:value-type="float">
            <text:p>53.83</text:p>
          </table:table-cell>
          <table:table-cell office:value-type="float" office:value="18.5576666666667" calcext:value-type="float">
            <text:p>18.557666666666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4.2</text:p>
          </table:table-cell>
          <table:table-cell office:value-type="string" calcext:value-type="string">
            <text:p>stock</text:p>
          </table:table-cell>
          <table:table-cell office:value-type="float" office:value="54.63" calcext:value-type="float">
            <text:p>54.63</text:p>
          </table:table-cell>
          <table:table-cell office:value-type="float" office:value="18.2856666666667" calcext:value-type="float">
            <text:p>18.28566666666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weak</text:p>
          </table:table-cell>
          <table:table-cell office:value-type="float" office:value="55.27" calcext:value-type="float">
            <text:p>55.27</text:p>
          </table:table-cell>
          <table:table-cell office:value-type="float" office:value="18.075" calcext:value-type="float">
            <text:p>18.07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5f</text:p>
          </table:table-cell>
          <table:table-cell office:value-type="string" calcext:value-type="string">
            <text:p>stock</text:p>
          </table:table-cell>
          <table:table-cell office:value-type="float" office:value="58.13" calcext:value-type="float">
            <text:p>58.13</text:p>
          </table:table-cell>
          <table:table-cell office:value-type="float" office:value="17.1816666666667" calcext:value-type="float">
            <text:p>17.181666666666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final</text:p>
          </table:table-cell>
          <table:table-cell office:value-type="string" calcext:value-type="string">
            <text:p>stock</text:p>
          </table:table-cell>
          <table:table-cell office:value-type="float" office:value="59.37" calcext:value-type="float">
            <text:p>59.37</text:p>
          </table:table-cell>
          <table:table-cell office:value-type="float" office:value="16.8376666666667" calcext:value-type="float">
            <text:p>16.8376666666667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ms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43:Sheet1.J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20:54:20.176854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7:10:31.644619281</meta:creation-date>
    <dc:date>2019-02-21T22:29:57.286422308</dc:date>
    <meta:editing-duration>PT1H40M5S</meta:editing-duration>
    <meta:editing-cycles>3</meta:editing-cycles>
    <meta:generator>LibreOffice/6.2.0.3$Linux_X86_64 LibreOffice_project/20$Build-3</meta:generator>
    <meta:document-statistic meta:table-count="1" meta:cell-count="4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Bitstream Vera Sans'" style:font-style-name="Roman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'" style:font-style-name="Roman" fo:font-size="12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1pt" style:font-size-asian="10pt" style:font-size-complex="10pt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'" style:font-style-name="Roman" fo:font-size="11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'Bitstream Vera Sans'" style:font-style-name="Roman" fo:font-size="12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45cm" svg:height="15.407cm" xlink:href=".." xlink:type="simple" chart:class="chart:bar" chart:style-name="ch1">
        <chart:title svg:x="10.93cm" svg:y="0.317cm" chart:style-name="ch2">
          <text:p>Effective UPS by save</text:p>
        </chart:title>
        <chart:subtitle svg:x="12.368cm" svg:y="1.236cm" chart:style-name="ch3">
          <text:p>higher is better</text:p>
        </chart:subtitle>
        <chart:plot-area chart:style-name="ch4" table:cell-range-address="Sheet1.G43:Sheet1.J52" chart:data-source-has-labels="both" svg:x="0.935cm" svg:y="2.023cm" svg:width="26.16cm" svg:height="13cm">
          <chartooo:coordinate-region svg:x="5.739cm" svg:y="2.023cm" svg:width="21.09cm" svg:height="12.274cm"/>
          <chart:axis chart:dimension="x" chart:name="primary-x" chart:style-name="ch5" chartooo:axis-type="auto">
            <chartooo:date-scale/>
            <chart:categories table:cell-range-address="Sheet1.G43:Sheet1.I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43:Sheet1.J52" chart:label-cell-address="Sheet1.J43:Sheet1.J4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3.27</text:p>
                <draw:g>
                  <svg:desc>Sheet1.J43:Sheet1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aev stock</text:p>
                <text:list>
                  <text:list-item>
                    <text:p/>
                  </text:list-item>
                  <text:list-item>
                    <text:p>schaev</text:p>
                  </text:list-item>
                  <text:list-item>
                    <text:p>stock</text:p>
                  </text:list-item>
                </text:list>
                <draw:g>
                  <svg:desc>Sheet1.G43:Sheet1.I52</svg:desc>
                </draw:g>
              </table:table-cell>
              <table:table-cell office:value-type="float" office:value="53.27">
                <text:p>53.27</text:p>
                <draw:g>
                  <svg:desc>Sheet1.J43:Sheet1.J52</svg:desc>
                </draw:g>
              </table:table-cell>
            </table:table-row>
            <table:table-row>
              <table:table-cell office:value-type="string">
                <text:p>schaev tweak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weak</text:p>
                  </text:list-item>
                </text:list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swolar v1 stock</text:p>
                <text:list>
                  <text:list-item>
                    <text:p>swolar</text:p>
                  </text:list-item>
                  <text:list-item>
                    <text:p>v1</text:p>
                  </text:list-item>
                  <text:list-item>
                    <text:p>stock</text:p>
                  </text:list-item>
                </text:list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swolar v1 tweak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weak</text:p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wolar v2 stock</text:p>
                <text:list>
                  <text:list-item>
                    <text:p/>
                  </text:list-item>
                  <text:list-item>
                    <text:p>v2</text:p>
                  </text:list-item>
                  <text:list-item>
                    <text:p>stock</text:p>
                  </text:list-item>
                </text:list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string">
                <text:p>swolar v2 tweak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weak</text:p>
                  </text:list-item>
                </text:list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swolar v4.2 stock</text:p>
                <text:list>
                  <text:list-item>
                    <text:p/>
                  </text:list-item>
                  <text:list-item>
                    <text:p>v4.2</text:p>
                  </text:list-item>
                  <text:list-item>
                    <text:p>stock</text:p>
                  </text:list-item>
                </text:list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swolar v4.2 tweak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weak</text:p>
                  </text:list-item>
                </text:list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string">
                <text:p>swolar v5f stock</text:p>
                <text:list>
                  <text:list-item>
                    <text:p/>
                  </text:list-item>
                  <text:list-item>
                    <text:p>v5f</text:p>
                  </text:list-item>
                  <text:list-item>
                    <text:p>stock</text:p>
                  </text:list-item>
                </text:list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string">
                <text:p>swolar vfinal stock</text:p>
                <text:list>
                  <text:list-item>
                    <text:p/>
                  </text:list-item>
                  <text:list-item>
                    <text:p>vfinal</text:p>
                  </text:list-item>
                  <text:list-item>
                    <text:p>stock</text:p>
                  </text:list-item>
                </text:list>
              </table:table-cell>
              <table:table-cell office:value-type="float" office:value="59.37">
                <text:p>59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